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f276" officeooo:paragraph-rsid="0007f276"/>
    </style:style>
    <style:style style:name="P2" style:family="paragraph" style:parent-style-name="Standard">
      <style:text-properties officeooo:rsid="00096e4e" officeooo:paragraph-rsid="00096e4e"/>
    </style:style>
    <style:style style:name="T1" style:family="text">
      <style:text-properties officeooo:rsid="00096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 Tool for Students – Semantic Equivalence</text:p>
      <text:p text:style-name="P1"/>
      <text:p text:style-name="P1">Requirements </text:p>
      <text:p text:style-name="P1"/>
      <text:p text:style-name="P2">As a student, I want a simple interface through which I can work through semantic equivalence problems, so that I can understand the tool and use it to work through problems.</text:p>
      <text:p text:style-name="P2"/>
      <text:p text:style-name="P2">As a student, I want to highlight parts of a formula, select the rule I wish to apply to them, the rule be applied and the rule and result appear on the screen, so that I can easily take steps towards solving the problem.</text:p>
      <text:p text:style-name="P2"/>
      <text:p text:style-name="P2">As a student, I want to be able to cancel previous steps I have made, so that I can backtrack when I’ve made a mistake rather than start again. <text:s/></text:p>
      <text:p text:style-name="P1"/>
      <text:p text:style-name="P1">As a student, I want to be able to enter symbols using buttons on the screen or on my keyboard, so that I can easily enter formulae without having to search for the required symbols.</text:p>
      <text:p text:style-name="P1"/>
      <text:p text:style-name="P1">As a student, I want to see my previous workings as I work through a problem, <text:span text:style-name="T1">so that it is clear how I have worked through the problem.</text:span></text:p>
      <text:p text:style-name="P1"/>
      <text:p text:style-name="P1">As a student, I want a page which lists the semantic equivalence rules so that I can quickly and easily look over all the rules without having to start an exercise.</text:p>
      <text:p text:style-name="P1"/>
      <text:p text:style-name="P1">As a student, I want an option to show the semantic equivalences at the side of the page/as a pop up while I work on exercises, so that I don’t have to remember the rules exactly to apply them, but can hide them if I wish to memorise them.</text:p>
      <text:p text:style-name="P1"/>
      <text:p text:style-name="P1">As a student, I want to be able to enter my own problem, so that I can work through any problems I want rather than be restricted to problems available on the website.</text:p>
      <text:p text:style-name="P1"/>
      <text:p text:style-name="P1">As a lecturer, I want to be able to upload problem sets to an area which stores them, so that I can help students focus on particular issues that have come up in classes. <text:s text:c="2"/></text:p>
      <text:p text:style-name="P1"/>
      <text:p text:style-name="P2">As a student, I would like a forum area, where I can raise issues I’ve had/discuss potential solutions for challenging problems, so that I can get help with problems when the lecturer is not availab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09:47:03.630315981</meta:creation-date>
    <dc:date>2020-05-25T10:06:09.692276185</dc:date>
    <meta:editing-duration>PT8M46S</meta:editing-duration>
    <meta:editing-cycles>1</meta:editing-cycles>
    <meta:document-statistic meta:table-count="0" meta:image-count="0" meta:object-count="0" meta:page-count="1" meta:paragraph-count="12" meta:word-count="356" meta:character-count="1861" meta:non-whitespace-character-count="1510"/>
    <meta:generator>LibreOffice/6.0.7.3$Linux_X86_64 LibreOffice_project/00m0$Build-3</meta:generator>
  </office:meta>
</office:document-meta>
</file>